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26cm" svg:stroke-color="#800000" draw:marker-start-width="0.3cm" draw:marker-start-center="false" draw:marker-end-width="0.3cm" draw:marker-end-center="false" draw:stroke-linejoin="miter" draw:fill="gradient" draw:fill-color="#800000" draw:secondary-fill-color="#ff00ff" draw:fill-gradient-name="Gradient_20_6" draw:fill-hatch-name="Hatch_20_46" draw:fill-image-name="Empty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-3.998cm" draw:shadow-offset-y="0cm" draw:shadow-color="#ff8080" draw:shadow-opacity="4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1cm" draw:marker-start-width="0.381cm" draw:marker-end-width="0.381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P1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90%" style:font-relief="none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10cm" svg:x="6.399cm" svg:y="9.221cm">
          <text:p/>
          <draw:enhanced-geometry svg:viewBox="0 0 21600 21600" draw:extrusion="true" draw:extrusion-rotation-angle="-20 0" dr3d:projection="perspective" draw:extrusion-first-light-direction="(0 50000 10000)" draw:extrusion-second-light-direction="(0 -50000 10000)" dr3d:shade-mode="flat" draw:extrusion-metal="false" draw:extrusion-specularity="0%" draw:extrusion-diffusion="0%" draw:extrusion-viewpoint="(0cm 0cm 25cm)" draw:extrusion-origin="0 0" draw:extrusion-skew="0 0" draw:extrusion-depth="1cm 0" draw:extrusion-color="true" draw:text-path="true" draw:text-path-mode="shape" draw:text-path-scale="path" draw:text-path-same-letter-heights="false" draw:text-areas="0 0 21600 21600" draw:type="fontwork-circle-pour" draw:modifiers="-179 5400" draw:enhanced-path="W 0 0 21600 21600 ?f2 ?f3 ?f2 ?f4 N W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equation draw:name="f12" draw:formula="21600"/>
            <draw:handle draw:handle-position="$1 $0" draw:handle-polar="10800 10800" draw:handle-radius-range-minimum="0" draw:handle-radius-range-maximum="10800"/>
          </draw:enhanced-geometry>
        </draw:custom-shape>
        <draw:g>
          <draw:frame draw:style-name="gr2" draw:text-style-name="P3" draw:layer="layout" svg:width="6.907cm" svg:height="1.276cm" svg:x="1.649cm" svg:y="-0.139cm">
            <draw:text-box>
              <text:p text:style-name="P2"><text:span text:style-name="T1">Virtuous Cycle</text:span></text:p>
            </draw:text-box>
          </draw:frame>
          <draw:ellipse draw:style-name="gr3" draw:text-style-name="P4" draw:layer="layout" svg:width="9.297cm" svg:height="5.423cm" svg:x="0.34cm" svg:y="1.423cm">
            <text:p/>
          </draw:ellipse>
          <draw:g>
            <draw:ellipse draw:style-name="gr4" draw:text-style-name="P5" draw:layer="layout" svg:width="2.946cm" svg:height="1.743cm" svg:x="3.573cm" svg:y="1.676cm">
              <text:p text:style-name="P5">Specify</text:p>
            </draw:ellipse>
            <draw:ellipse draw:style-name="gr4" draw:text-style-name="P5" draw:layer="layout" svg:width="2.946cm" svg:height="1.743cm" svg:x="1.426cm" svg:y="4.404cm">
              <text:p text:style-name="P5">Design</text:p>
            </draw:ellipse>
            <draw:ellipse draw:style-name="gr4" draw:text-style-name="P5" draw:layer="layout" svg:width="2.946cm" svg:height="1.743cm" svg:x="5.833cm" svg:y="4.404cm">
              <text:p text:style-name="P5">Verify</text:p>
            </draw:ellipse>
            <draw:line draw:style-name="gr5" draw:text-style-name="P5" draw:layer="layout" svg:x1="4.271cm" svg:y1="5.32cm" svg:x2="5.973cm" svg:y2="5.319cm">
              <text:p/>
            </draw:line>
            <draw:line draw:style-name="gr5" draw:text-style-name="P5" draw:layer="layout" svg:x1="3.524cm" svg:y1="4.448cm" svg:x2="4.437cm" svg:y2="3.327cm">
              <text:p/>
            </draw:line>
            <draw:line draw:style-name="gr5" draw:text-style-name="P5" draw:layer="layout" svg:x1="6.844cm" svg:y1="4.406cm" svg:x2="5.807cm" svg:y2="3.244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6" draw:display-name="Gradient 6" draw:style="rectangular" draw:cx="60%" draw:cy="60%" draw:start-color="#800080" draw:end-color="#ffff00" draw:start-intensity="100%" draw:end-intensity="100%" draw:angle="1900" draw:border="50%"/>
    <draw:hatch draw:name="Hatch_20_46" draw:display-name="Hatch 46" draw:style="single" draw:color="#000000" draw:distance="0.033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6.98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initial-creator>Shiu-Kai Chin</meta:initial-creator>
    <meta:creation-date>2012-04-12T18:27:02</meta:creation-date>
    <dc:date>2012-04-12T18:54:37</dc:date>
    <dc:creator>Shiu-Kai Chin</dc:creator>
    <meta:editing-duration>PT27M35S</meta:editing-duration>
    <meta:editing-cycles>2</meta:editing-cycles>
    <meta:generator>LibreOffice/3.3$Unix LibreOffice_project/330m19$Build-202</meta:generator>
    <meta:document-statistic meta:object-count="11"/>
  </office:meta>
</office:document-meta>
</file>